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 fo:background-color="#efefef" loext:char-shading-value="0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9zpabqe07btj"/>Тестовое задание Junior Data Analyst</text:p>
      <text:p text:style-name="Heading_20_2"><text:bookmark text:name="_pye3lr3kel0w"/>Часть 1. Работа с данными</text:p>
      <text:p text:style-name="Standard">Входные данные для тестового задания можно найти <text:a xlink:type="simple" xlink:href="https://docs.google.com/spreadsheets/d/165sp-lWd1L4qWxggw25DJo_njOCvzdUjAd414NSE8co/edit?usp=sharing" text:style-name="ListLabel_20_37" text:visited-style-name="ListLabel_20_37"><text:span text:style-name="T1">здесь</text:span></text:a> (или <text:a xlink:type="simple" xlink:href="https://docs.google.com/spreadsheets/d/1SWZCf9MSjP1wNuphLEOH9bA23qbUIyt9/edit?usp=sharing&amp;ouid=100308789753749109392&amp;rtpof=true&amp;sd=true" text:style-name="ListLabel_20_37" text:visited-style-name="ListLabel_20_37"><text:span text:style-name="T1">здесь</text:span></text:a>, резервная ссылка).</text:p>
      <text:p text:style-name="Standard">Ваша задача - подготовить и обработать исходные данных так, чтобы их можно было использовать во второй части задания.</text:p>
      <text:p text:style-name="Standard"/>
      <text:p text:style-name="Standard">Требования к выходным данным:</text:p>
      <text:p text:style-name="Standard"><text:s text:c="4"/>1) В выходной таблице должны остаться только следующие колонки:</text:p>
      <text:p text:style-name="Standard"><text:span text:style-name="T2">area, cluster, cluster_name, keyword, x, y, count, color</text:span>, где</text:p>
      <text:list xml:id="list1671369557" text:style-name="WWNum2">
        <text:list-item>
          <text:p text:style-name="P1"><text:s/>area - область,</text:p>
        </text:list-item>
        <text:list-item>
          <text:p text:style-name="P1"><text:s/>cluster - номер кластера,</text:p>
        </text:list-item>
        <text:list-item>
          <text:p text:style-name="P1"><text:s/>cluster_name - название кластера,</text:p>
        </text:list-item>
        <text:list-item>
          <text:p text:style-name="P1"><text:s/>keyword - словосочетание,</text:p>
        </text:list-item>
        <text:list-item>
          <text:p text:style-name="P1"><text:s/>count - показатель,</text:p>
        </text:list-item>
        <text:list-item>
          <text:p text:style-name="P1"><text:s/>x и y - координаты для диаграммы рассеяния,</text:p>
        </text:list-item>
        <text:list-item>
          <text:p text:style-name="P1"><text:s/>color - цвет точки на карте для данного словосочетания</text:p>
        </text:list-item>
      </text:list>
      <text:p text:style-name="Standard"/>
      <text:p text:style-name="Standard"><text:s text:c="4"/>2) Колонку <text:span text:style-name="T2">color</text:span> нужно добавить самостоятельно - цвета вы можете взять из цветовых палеток <text:a xlink:type="simple" xlink:href="https://help.tableau.com/current/pro/desktop/en-us/formatting_create_custom_colors.htm" text:style-name="ListLabel_20_37" text:visited-style-name="ListLabel_20_37"><text:span text:style-name="T1">Tableu</text:span></text:a> или по своему усмотрению.</text:p>
      <text:p text:style-name="Standard"><text:s text:c="4"/>3) Цвет задается каждому словосочетанию согласно следующими правилам:</text:p>
      <text:list xml:id="list3938074645" text:style-name="WWNum3">
        <text:list-item>
          <text:p text:style-name="P2">внутри одной области цвета словосочетаний в одном кластере должны быть одинаковые, в разных - отличаться (например, у "Кластер 1" все слова будут окрашены в красный, у "Кластер 2" - в зеленый и т.д.)</text:p>
        </text:list-item>
        <text:list-item>
          <text:p text:style-name="P2">цвета кластеров в разных областях могут повторяться</text:p>
        </text:list-item>
        <text:list-item>
          <text:p text:style-name="P2">цвета кластеров в разных областях с разным номером не имеют никакой связи (у одной области [<text:span text:style-name="T2">area</text:span>] слова из "Кластер 1" могут быть красного цвета, в другой области у слов из "Кластер 1" может быть другой цвет)</text:p>
        </text:list-item>
      </text:list>
      <text:p text:style-name="Standard"><text:s text:c="4"/>3) Не должно быть дубликатов слов в одной и той же области (<text:span text:style-name="T2">area</text:span>), но словосочетание может повторяться из area в area</text:p>
      <text:p text:style-name="Standard"><text:s text:c="4"/>4) Колонки должны называться именно так, как указано в п.1</text:p>
      <text:p text:style-name="Standard"><text:s text:c="4"/>4) Сортировка должна происходить по колонкам<text:span text:style-name="T2"> area, cluster, cluster_name, count</text:span> (по <text:span text:style-name="T2">count</text:span> значения сортируются в убывающем порядке, в остальных - по возрастающему).</text:p>
      <text:p text:style-name="Standard"><text:s text:c="4"/>5) Количество переданных в исходных ключевых слов должно совпадать с количество слов в выходных данных (за исключением дублированных строк или строк с пустыми\неформатными значениями по ключевым показателям [перечислены в п. 1], если такие имеются).</text:p>
      <text:p text:style-name="Standard"><text:soft-page-break/><text:s text:c="4"/>6) Никакие другие особенности оформления не должны учитываться при обработке данных (заливка и пр.)</text:p>
      <text:p text:style-name="Standard"><text:s text:c="4"/>7) Выходные данные должны быть аккуратно оформлены (заголовки закреплены, включен фильтр)</text:p>
      <text:p text:style-name="Standard"/>
      <text:p text:style-name="Standard">Формат представления выходных данных: google spreadsheet-таблица.</text:p>
      <text:p text:style-name="Standard"/>
      <text:p text:style-name="Standard">Выполнение данной работы желательно с помощью одной из библиотек:</text:p>
      <text:list xml:id="list2487301313" text:style-name="WWNum1">
        <text:list-item>
          <text:p text:style-name="P3">data.table ( R )</text:p>
        </text:list-item>
        <text:list-item>
          <text:p text:style-name="P3">pandas <text:s/>(Python)</text:p>
        </text:list-item>
      </text:list>
      <text:p text:style-name="Standard"/>
      <text:p text:style-name="Heading_20_2"><text:bookmark text:name="_60lcrgv61ocp"/>Часть 2. Построение графиков</text:p>
      <text:p text:style-name="Standard">На основании обработанных данных постройте по одной диаграмме рассеяния для каждой области (area) (пример внешнего вида см. в приложенном <text:a xlink:type="simple" xlink:href="https://drive.google.com/file/d/1uxxkyPipGoR4ZLluxV7S1acLZw3Y4VuS/view?usp=sharing" text:style-name="ListLabel_20_37" text:visited-style-name="ListLabel_20_37"><text:span text:style-name="T1">svg-файле</text:span></text:a>).</text:p>
      <text:p text:style-name="Standard">Требования к визуализации:</text:p>
      <text:p text:style-name="Standard"><text:s text:c="4"/>- Наличие Footer-подписи на изображении</text:p>
      <text:p text:style-name="Standard"><text:s text:c="4"/>- Наличие легенды цветов и кластеров</text:p>
      <text:p text:style-name="Standard"><text:s text:c="4"/>- Перенос слишком длинных словосочетаний (например, слова длиннее 15 символов, можно разбить на "solar\n cell")</text:p>
      <text:p text:style-name="Standard"><text:s text:c="4"/>- Минимизация наложения (слепливания) подписей к друг на друга (постарайтесь сделать так, чтобы наложение было минимальным)</text:p>
      <text:p text:style-name="Standard"><text:s text:c="4"/>- Обводка точек.</text:p>
      <text:p text:style-name="Standard"/>
      <text:p text:style-name="Standard">Формат представления выходных данных: png-файлы размером не менее 1500х1500 пикселей с визуализациями <text:s/>для каждой области (area).</text:p>
      <text:p text:style-name="Standard"/>
      <text:p text:style-name="Standard">Выполнение данной работы желательно с помощью одной из библиотек:</text:p>
      <text:list xml:id="list4633187220595" text:continue-numbering="true" text:style-name="WWNum1">
        <text:list-item>
          <text:p text:style-name="P3">ggplot2 ( R )</text:p>
        </text:list-item>
        <text:list-item>
          <text:p text:style-name="P3">Matploptlib <text:s/>(Python)</text:p>
        </text:list-item>
        <text:list-item>
          <text:p text:style-name="P3">plotly (Python) и т.п.</text:p>
        </text:list-item>
      </text:list>
      <text:p text:style-name="Standard"/>
      <text:p text:style-name="Standard"/>
      <text:p text:style-name="Standard"><text:soft-page-break/>Требования к результатам:</text:p>
      <text:list xml:id="list444226783" text:style-name="WWNum4">
        <text:list-item>
          <text:p text:style-name="P4">Код для первой части задания</text:p>
        </text:list-item>
        <text:list-item>
          <text:p text:style-name="P4">Код для второй части задания</text:p>
        </text:list-item>
        <text:list-item>
          <text:p text:style-name="P4">Таблица с трансформированными данными</text:p>
        </text:list-item>
        <text:list-item>
          <text:p text:style-name="P4">Набор визуализаций</text:p>
        </text:list-item>
      </text:list>
      <text:p text:style-name="Standard">Предпочтительный формат представления кода - GitHub или gist.github, визуализаций и таблиц - Google Docs</text:p>
      <text:p text:style-name="Heading_20_1"><text:bookmark text:name="_pw0ahzhndilj"/>Результат</text:p>
      <text:p text:style-name="Standard">Ссылку на результаты отправлять по электронной почте <text:a xlink:type="simple" xlink:href="mailto:gkuzmin@hse.ru" text:style-name="ListLabel_20_37" text:visited-style-name="ListLabel_20_37"><text:span text:style-name="T1">gkuzmin@hse.ru</text:span></text:a> с темой письма “Тестовое задание Junior Data Analyst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0" meta:word-count="508" meta:character-count="3448" meta:non-whitespace-character-count="2943"/>
    <meta:generator>LibreOfficeDev/6.0.5.2$Linux_X86_64 LibreOffice_project/</meta:generator>
  </office:meta>
</office:document-meta>
</file>